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833f5" officeooo:paragraph-rsid="001655b5"/>
    </style:style>
    <style:style style:name="P2" style:family="paragraph" style:parent-style-name="Standard">
      <style:text-properties officeooo:rsid="00170523" officeooo:paragraph-rsid="00170523"/>
    </style:style>
    <style:style style:name="P3" style:family="paragraph" style:parent-style-name="Standard">
      <style:text-properties officeooo:rsid="0018f4e4" officeooo:paragraph-rsid="0018f4e4"/>
    </style:style>
    <style:style style:name="P4" style:family="paragraph" style:parent-style-name="Preformatted_20_Text">
      <style:text-properties officeooo:rsid="001ddc91" officeooo:paragraph-rsid="001ddc91" fo:background-color="transparent"/>
    </style:style>
    <style:style style:name="P5" style:family="paragraph" style:parent-style-name="Preformatted_20_Text">
      <style:text-properties officeooo:rsid="001ddc91" officeooo:paragraph-rsid="001fde6a" fo:background-color="transparent"/>
    </style:style>
    <style:style style:name="P6" style:family="paragraph" style:parent-style-name="Standard">
      <style:text-properties officeooo:rsid="004833f5" officeooo:paragraph-rsid="001655b5"/>
    </style:style>
    <style:style style:name="P7" style:family="paragraph" style:parent-style-name="Standard">
      <style:text-properties officeooo:rsid="004833f5" officeooo:paragraph-rsid="001655b5" fo:background-color="#ffff00"/>
    </style:style>
    <style:style style:name="P8" style:family="paragraph" style:parent-style-name="Standard">
      <style:text-properties officeooo:rsid="0019a757" officeooo:paragraph-rsid="001655b5"/>
    </style:style>
    <style:style style:name="P9" style:family="paragraph" style:parent-style-name="Standard">
      <style:text-properties officeooo:rsid="001cc3ef" officeooo:paragraph-rsid="001655b5"/>
    </style:style>
    <style:style style:name="P10" style:family="paragraph" style:parent-style-name="Standard">
      <style:text-properties officeooo:rsid="001ddc91" officeooo:paragraph-rsid="001ddc91" fo:background-color="transparent"/>
    </style:style>
    <style:style style:name="T1" style:family="text">
      <style:text-properties fo:background-color="#ffff00" loext:char-shading-value="0"/>
    </style:style>
    <style:style style:name="T2" style:family="text"/>
    <style:style style:name="T3" style:family="text">
      <style:text-properties fo:background-color="transparent" loext:char-shading-value="0"/>
    </style:style>
    <style:style style:name="T4" style:family="text">
      <style:text-properties officeooo:rsid="001e08ef"/>
    </style:style>
    <style:style style:name="T5" style:family="text">
      <style:text-properties officeooo:rsid="001fd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ub.docker.com/r/jupyter/pyspark-notebook/tags/?page=1&amp;ordering=last_updated" text:style-name="Internet_20_link" text:visited-style-name="Visited_20_Internet_20_Link">https://hub.docker.com/r/jupyter/pyspark-notebook/tags/?page=1&amp;ordering=last_updated</text:a></text:p>
      <text:p text:style-name="P2">docker pull jupyter/pyspark-notebook:latest</text:p>
      <text:p text:style-name="P2"/>
      <text:p text:style-name="P3">docker build -t jupyterpyspark .</text:p>
      <text:p text:style-name="P1"/>
      <text:p text:style-name="P1">docker run --name=spotawheel -v ${PWD}:/home/jovyan/spotawheel -p 5001:5001 jupyterpyspark:latest</text:p>
      <text:p text:style-name="P1"/>
      <text:p text:style-name="P1"/>
      <text:p text:style-name="P1">pimpwhippa@pimpwhippa-Aspire-E5-473G:~/Works/spotawheel/jupyter$ docker exec -it spotawheel jupyter notebook list</text:p>
      <text:p text:style-name="P1">Currently running servers:</text:p>
      <text:p text:style-name="P1">http://0.0.0.0:8888/?token=3ae4413141bf90b83bcab173644ae19c96deb943ed0af13a :: <text:span text:style-name="T1">/home/jovyan</text:span></text:p>
      <text:p text:style-name="P7"/>
      <text:p text:style-name="P1">impwhippa@pimpwhippa-Aspire-E5-473G:~/Works/spotawheel/jupyter$ docker exec -it flask_jupyter jupyter notebook list</text:p>
      <text:p text:style-name="P1">Currently running servers:</text:p>
      <text:p text:style-name="P1">http://0.0.0.0:8888/?token=ca232273a59f891fb6ca701c202f62a5897046b345bcc79b :: <text:span text:style-name="T1">/flask_jupyter</text:span></text:p>
      <text:p text:style-name="P1"><text:span text:style-name="T1"/></text:p>
      <text:p text:style-name="P8"><text:span text:style-name="T1">ต่อผิดที่ไง เลยเข้าไม่ได้ เดี๋ยวต้องไปหาว่าทำยังไงนะที่ย้ายที่ต่อไปที่ PWD แล้วใน container ก็เป็นที่เดียวกัน</text:span></text:p>
      <text:p text:style-name="P8"><text:span text:style-name="T1"/></text:p>
      <text:p text:style-name="P8"><text:span text:style-name="T1"/></text:p>
      <text:p text:style-name="P9"><text:span text:style-name="T1">ทำไมยังไงๆมันก็ไปต่อที่ flask_jupyter ที่อยู่ใน recommender อีกทีวะ ทำไมย้ายออกมาต่อที่อีก folder นึงไม่ได้?? โฟลเด้อ spotawheel ของตัวเอง มันไปกำหนด flask_jupyter ตั้งแต่ตอนไหน???</text:span></text:p>
      <text:p text:style-name="P9"><text:span text:style-name="T1"/></text:p>
      <text:p text:style-name="P10">ตอนต่อ host </text:p>
      <text:p text:style-name="P10">impwhippa@pimpwhippa-Aspire-E5-473G:~/Works/spotawheel/jupyter$ docker run --name=spotawheel -v ${PWD}:/home/jovyan/spotawheel -p 5001:5001 jupyterpyspark:latest</text:p>
      <text:p text:style-name="P10"/>
      <text:p text:style-name="P10">ก็ต่อถูกที่นี่นา?? ทำไม?? แต่ไม่มีเวลาแล้ว <text:span text:style-name="T4">สรุปว่าเดี๋ยว split ~/Works/recommender/flask_jupyter/spotawheel ออกมาละกัน</text:span></text:p>
      <text:p text:style-name="P10"/>
      <text:p text:style-name="P10">https://docs.github.com/en/get-started/using-git/splitting-a-subfolder-out-into-a-new-repository</text:p>
      <text:p text:style-name="P10"/>
      <text:p text:style-name="P4"><text:span text:style-name="Source_20_Text">$ git filter-branch --prune-empty --subdirectory-filter </text:span><text:span text:style-name="Source_20_Text"><text:span text:style-name="Emphasis">FOLDER-NAME BRANCH-NAME</text:span></text:span></text:p>
      <text:p text:style-name="P4"><text:span text:style-name="Emphasis"/></text:p>
      <text:p text:style-name="P5"><text:span text:style-name="Source_20_Text">$ git filter-branch --prune-empty --subdirectory-filter </text:span><text:span text:style-name="Source_20_Text"><text:span text:style-name="T5">flask_jupyter/spotawheel</text:span></text:span><text:span text:style-name="Emphasis"> </text:span><text:span text:style-name="Emphasis"><text:span text:style-name="T5">master</text:span></text:span></text:p>
      <text:p text:style-name="P10"/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0:41:41.649377966</meta:creation-date>
    <dc:date>2021-08-13T13:29:56.434951595</dc:date>
    <meta:editing-duration>PT1H24M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84" meta:character-count="1487" meta:non-whitespace-character-count="1410"/>
  </office:meta>
</office:document-meta>
</file>